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l_3e_">
      <style:text-properties officeooo:rsid="002af36b" officeooo:paragraph-rsid="002af36b"/>
    </style:style>
    <style:style style:name="P2" style:family="paragraph" style:parent-style-name="_3c_l_3e_">
      <style:text-properties officeooo:rsid="002af36b" officeooo:paragraph-rsid="002c09c3"/>
    </style:style>
    <style:style style:name="P3" style:family="paragraph" style:parent-style-name="_3c_l_3e_">
      <style:text-properties officeooo:rsid="002c09c3" officeooo:paragraph-rsid="002c09c3"/>
    </style:style>
    <style:style style:name="P4" style:family="paragraph" style:parent-style-name="_3c_l_3e_">
      <style:text-properties officeooo:rsid="002d15af" officeooo:paragraph-rsid="002d15af"/>
    </style:style>
    <style:style style:name="P5" style:family="paragraph" style:parent-style-name="_3c_l_3e_">
      <style:text-properties officeooo:rsid="002dbbc8" officeooo:paragraph-rsid="002dbbc8"/>
    </style:style>
    <style:style style:name="P6" style:family="paragraph" style:parent-style-name="_3c_salute_3e_">
      <style:text-properties officeooo:rsid="002af36b" officeooo:paragraph-rsid="002af36b"/>
    </style:style>
    <style:style style:name="P7" style:family="paragraph" style:parent-style-name="Standard">
      <style:text-properties officeooo:rsid="002af36b" officeooo:paragraph-rsid="002af36b"/>
    </style:style>
    <style:style style:name="P8" style:family="paragraph" style:parent-style-name="_3c_l_3e_">
      <style:text-properties officeooo:rsid="002c09c3" officeooo:paragraph-rsid="002c09c3"/>
    </style:style>
    <style:style style:name="T1" style:family="text">
      <style:text-properties fo:font-style="normal" style:font-style-asian="normal" style:font-style-complex="normal"/>
    </style:style>
    <style:style style:name="T2" style:family="text">
      <style:text-properties fo:font-style="normal" officeooo:rsid="0019f484" style:font-style-asian="normal" style:font-style-complex="normal"/>
    </style:style>
    <style:style style:name="T3" style:family="text">
      <style:text-properties fo:font-style="normal" officeooo:rsid="0028ed3b" style:font-style-asian="normal" style:font-style-complex="normal"/>
    </style:style>
    <style:style style:name="T4" style:family="text">
      <style:text-properties fo:font-style="normal" officeooo:rsid="002d15af" style:font-style-asian="normal" style:font-style-complex="normal"/>
    </style:style>
    <style:style style:name="T5" style:family="text">
      <style:text-properties style:font-name="Arial1" fo:font-size="16.1000003814697pt" fo:font-weight="bold" officeooo:rsid="002af36b" style:font-name-asian="Microsoft YaHei" style:font-size-asian="16.1000003814697pt" style:font-weight-asian="bold" style:font-name-complex="Arial" style:font-size-complex="16.1000003814697pt" style:font-weight-complex="bold"/>
    </style:style>
    <style:style style:name="T6" style:family="text">
      <style:text-properties officeooo:rsid="002c09c3"/>
    </style:style>
    <style:style style:name="T7" style:family="text">
      <style:text-properties officeooo:rsid="002dbb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5">Le Retour d’Eurydice aux enfers</text:span><text:line-break/><text:span text:style-name="T5">Suite de la cantate d’Orphée<text:line-break/>par Monsieur Piroye</text:span></text:h>
      <text:p text:style-name="P6">À monseigneur le marquis de Bernière, intendant de Flandres et des armées du Roy</text:p>
      <text:p text:style-name="_3c_salute_3e_">Monseigneur,</text:p>
      <text:p text:style-name="P7"><text:span text:style-name="_3c_pb_3e_">[i]</text:span>J’ay l’honneur de vous offrir une Cantate Françoise que j’ay mise en Musique, dans laquelle j’ay eu la hardiesse de faire chanter Orphée. Je sçais, Monseigneur, que le stile ordinaire des Épîtres dédicatoires, est d’ajoûter l’Éloge à l’Offrande : <text:span text:style-name="_3c_pb_3e_">[ii]</text:span>Je devrois icy chercher des expressions qui donnassent une idée des hautes qualitez qui vous distinguent des autres hommes ; mais ce seroit une témerité au dessus de la premiere : il est plus aisé d’exprimer les chants d’Orphée, malgré toute leur reputation, que de peindre dignement vos vertus ; Je m’en tiendray donc, s’il vous plaît, Monseigneur, à l’admiration ; c’est la seule maniere dont j’ose loüer les grands Hommes.</text:p>
      <text:p text:style-name="P7">J’ay l’honneur d’être avec un profond respect, Monseigneur,</text:p>
      <text:p text:style-name="_3c_signed_3e_">Vôtre tres-humble et tres-obeïssant Serviteur C. Piroye</text:p>
      <text:p text:style-name="_3c_label_3e_">Récitatif</text:p>
      <text:p text:style-name="P1"><text:span text:style-name="_3c_pb_3e_"><text:span text:style-name="T2">[</text:span></text:span><text:span text:style-name="_3c_pb_3e_"><text:span text:style-name="T3">2</text:span></text:span><text:span text:style-name="_3c_pb_3e_"><text:span text:style-name="T2">]</text:span></text:span>Le fidel époux d’Eurydice,</text:p>
      <text:p text:style-name="P2">Vainqueur du sort, dont le capri<text:span text:style-name="T6">ce</text:span></text:p>
      <text:p text:style-name="P3">À l’avide trépas soûmet tout l’Univers,</text:p>
      <text:p text:style-name="P3">Se hâtoit d’arracher la conquête charmante</text:p>
      <text:p text:style-name="P3">À l’horrible nuit des Enfers.</text:p>
      <text:p text:style-name="P3">Rien ne peut arrêter la flâme triomphante :</text:p>
      <text:p text:style-name="P3">Par les accords harmonieux</text:p>
      <text:p text:style-name="P3"><text:span text:style-name="_3c_pb_3e_"><text:span text:style-name="T2">[</text:span></text:span><text:span text:style-name="_3c_pb_3e_"><text:span text:style-name="T1">3</text:span></text:span><text:span text:style-name="_3c_pb_3e_"><text:span text:style-name="T2">]</text:span></text:span><text:span text:style-name="T1">Q</text:span>u’enfante sa divine Lyre,</text:p>
      <text:p text:style-name="P3">Tout se laisse attendrir dans l’infernal Empire ;</text:p>
      <text:p text:style-name="P3"><text:span text:style-name="_3c_pb_3e_"><text:span text:style-name="T2">[</text:span></text:span><text:span text:style-name="_3c_pb_3e_"><text:span text:style-name="T1">4</text:span></text:span><text:span text:style-name="_3c_pb_3e_"><text:span text:style-name="T2">]</text:span></text:span>Les tourmens les plus furieux,</text:p>
      <text:p text:style-name="P3">Sont même suspendus par les chants qu’il soûpire.</text:p>
      <text:p text:style-name="_3c_label_3e_">Air</text:p>
      <text:p text:style-name="P3"><text:span text:style-name="_3c_pb_3e_"><text:span text:style-name="T2">[</text:span></text:span><text:span text:style-name="_3c_pb_3e_"><text:span text:style-name="T1">5</text:span></text:span><text:span text:style-name="_3c_pb_3e_"><text:span text:style-name="T2">]</text:span></text:span>Belle reine d’un cœur qui sçait le mieux aimer,</text:p>
      <text:p text:style-name="P3">Vous repassez enfin, sur la fatale barque,</text:p>
      <text:p text:style-name="P3">Mon ardeur dans vos yeux va bien-tôt rallumer</text:p>
      <text:p text:style-name="P3">Tout les feux éteins par la Parque.</text:p>
      <text:p text:style-name="P3"><text:span text:style-name="_3c_pb_3e_"><text:span text:style-name="T2">[6]</text:span></text:span>Ah ! si j’en eusse crû mes violents transports,</text:p>
      <text:p text:style-name="P3">Mon ombre seule alloit vous suivre,</text:p>
      <text:p text:style-name="P3">Dans le triste séjour des morts :</text:p>
      <text:p text:style-name="P3">Mon amour m’a forcé de vivre</text:p>
      <text:p text:style-name="P3">Pour vous tirer des sombres bords :</text:p>
      <text:p text:style-name="P3">Aimable Eurydice, ma flâme</text:p>
      <text:p text:style-name="P3">De vos jours et de miens est le commun flambeau ;</text:p>
      <text:p text:style-name="P3"><text:span text:style-name="_3c_pb_3e_"><text:span text:style-name="T2">[7]</text:span></text:span>C’est n’avoir pour tous deux qu’un ame ;</text:p>
      <text:p text:style-name="P3">Fût-il jamais un nœud plus beau !</text:p>
      <text:p text:style-name="_3c_label_3e_">Récitatif</text:p>
      <text:p text:style-name="P4">Cependant le Héros secondé par son pere,</text:p>
      <text:p text:style-name="P4">Entrevoyoit déjà la lumiere du jour ;</text:p>
      <text:p text:style-name="P4">Ses yeux emportez par l’amour,</text:p>
      <text:p text:style-name="P4">Jettent sur son épouse un regard téméraire.</text:p>
      <text:p text:style-name="P4"/>
      <text:p text:style-name="P4"><text:span text:style-name="_3c_pb_3e_"><text:span text:style-name="T2">[</text:span></text:span><text:span text:style-name="_3c_pb_3e_"><text:span text:style-name="T1">8</text:span></text:span><text:span text:style-name="_3c_pb_3e_"><text:span text:style-name="T2">]</text:span></text:span>Que la bizarre loy du sevère Pluton,</text:p>
      <text:p text:style-name="P4">Va coûter cher au tendre Orphée !</text:p>
      <text:p text:style-name="P4">À l’instant, l’avare Acheron</text:p>
      <text:p text:style-name="P4">Rapelle sa <text:span text:style-name="_3c_pb_3e_"><text:span text:style-name="T2">[</text:span></text:span><text:span text:style-name="_3c_pb_3e_"><text:span text:style-name="T1">9</text:span></text:span><text:span text:style-name="_3c_pb_3e_"><text:span text:style-name="T2">]</text:span></text:span>proye échappée.</text:p>
      <text:p text:style-name="P4"><text:soft-page-break/>Et du triste fils d’Apollon,</text:p>
      <text:p text:style-name="P4">L’épouse constamment aimé,</text:p>
      <text:p text:style-name="P4">Fuit comme une vaine fumée.</text:p>
      <text:p text:style-name="P4"/>
      <text:p text:style-name="P4"><text:span text:style-name="_3c_pb_3e_"><text:span text:style-name="T2">[</text:span></text:span><text:span text:style-name="_3c_pb_3e_"><text:span text:style-name="T1">10</text:span></text:span><text:span text:style-name="_3c_pb_3e_"><text:span text:style-name="T2">]</text:span></text:span>Arrêtez Démons ravisseurs,</text:p>
      <text:p text:style-name="P4">Ce n’est point assez d’un seul crime,</text:p>
      <text:p text:style-name="P4">Prenez encore une victime,</text:p>
      <text:p text:style-name="P4">Je m’abandonne à vos fureurs.</text:p>
      <text:p text:style-name="P4"/>
      <text:p text:style-name="P4"><text:span text:style-name="_3c_pb_3e_"><text:span text:style-name="T2">[</text:span></text:span><text:span text:style-name="_3c_pb_3e_"><text:span text:style-name="T1">11</text:span></text:span><text:span text:style-name="_3c_pb_3e_"><text:span text:style-name="T2">]</text:span></text:span>Que voy-je, noires Eumenides !</text:p>
      <text:p text:style-name="P4">Vous m’opposez vos feux vangeurs ;</text:p>
      <text:p text:style-name="P4">Cruelles, malgré tant d’horreurs,</text:p>
      <text:p text:style-name="P4">Malgré vos serpens homicides,</text:p>
      <text:p text:style-name="P4">Je suivray l’Objet de mes vœux.</text:p>
      <text:p text:style-name="P4"><text:span text:style-name="_3c_pb_3e_"><text:span text:style-name="T2">[</text:span></text:span><text:span text:style-name="_3c_pb_3e_"><text:span text:style-name="T1">12</text:span></text:span><text:span text:style-name="_3c_pb_3e_"><text:span text:style-name="T2">]</text:span></text:span>Mais, quelles épaisses tenebres</text:p>
      <text:p text:style-name="P4">M’enveloppent d’un voile affreux ?</text:p>
      <text:p text:style-name="P4">Quels siflements ! quels cris funèbres !</text:p>
      <text:p text:style-name="P4">Tout l’Enfer mugit à la fois !</text:p>
      <text:p text:style-name="P4">Grâce au Ciel, ma <text:span text:style-name="_3c_pb_3e_"><text:span text:style-name="T2">[</text:span></text:span><text:span text:style-name="_3c_pb_3e_"><text:span text:style-name="T1">13</text:span></text:span><text:span text:style-name="_3c_pb_3e_"><text:span text:style-name="T2">]</text:span></text:span>flâme est contente,</text:p>
      <text:p text:style-name="P4">Je sucomble, et ma foible foix</text:p>
      <text:p text:style-name="P4">S’éteint dans ma bouche expirante.</text:p>
      <text:p text:style-name="_3c_label_3e_">Récitatif</text:p>
      <text:p text:style-name="P4">C’est ainsi qu’accablé des rigueurs de son sort,</text:p>
      <text:p text:style-name="P4">Ce malheureux époux se flattoit que la mort</text:p>
      <text:p text:style-name="P4">À sa douleur enfin propice,</text:p>
      <text:p text:style-name="P4">L’alloit joindre à son Eurydice.</text:p>
      <text:p text:style-name="P4"><text:span text:style-name="_3c_pb_3e_"><text:span text:style-name="T2">[</text:span></text:span><text:span text:style-name="_3c_pb_3e_"><text:span text:style-name="T1">14</text:span></text:span><text:span text:style-name="_3c_pb_3e_"><text:span text:style-name="T2">]</text:span></text:span>Que l’excès des vives ardeurs</text:p>
      <text:p text:style-name="P4">Fait souvent répandre <text:span text:style-name="_3c_pb_3e_"><text:span text:style-name="T2">[</text:span></text:span><text:span text:style-name="_3c_pb_3e_"><text:span text:style-name="T1">15</text:span></text:span><text:span text:style-name="_3c_pb_3e_"><text:span text:style-name="T2">]</text:span></text:span>de pleurs !</text:p>
      <text:p text:style-name="P4">Dieux ! pourquoy la tendresse extrême</text:p>
      <text:p text:style-name="P4">Nuit-elle à ses propres desirs ?</text:p>
      <text:p text:style-name="P4">Faites plutôt que l’Amour même</text:p>
      <text:p text:style-name="P4">Soit la mesure des plaisirs,</text:p>
      <text:p text:style-name="P4">Et que les jours les plus paisibles</text:p>
      <text:p text:style-name="P4">Soient ceux des <text:span text:style-name="_3c_pb_3e_"><text:span text:style-name="T2">[</text:span></text:span><text:span text:style-name="_3c_pb_3e_"><text:span text:style-name="T1">16</text:span></text:span><text:span text:style-name="_3c_pb_3e_"><text:span text:style-name="T2">]</text:span></text:span>cœurs les plus sensibles.</text:p>
      <text:p text:style-name="_3c_label_3e_">Ariette</text:p>
      <text:p text:style-name="P4"><text:span text:style-name="_3c_pb_3e_"><text:span text:style-name="T2">[</text:span></text:span><text:span text:style-name="_3c_pb_3e_"><text:span text:style-name="T1">17</text:span></text:span><text:span text:style-name="_3c_pb_3e_"><text:span text:style-name="T2">]</text:span></text:span>Vous <text:span text:style-name="T7">dont le regard curieux</text:span></text:p>
      <text:p text:style-name="P5">Obsede une épouse chérie,</text:p>
      <text:p text:style-name="P5">Pour le repos de votre vie,</text:p>
      <text:p text:style-name="P5">Apprenez à fermer les yeux !</text:p>
      <text:p text:style-name="P5">Hymen, quand il est necessaire,</text:p>
      <text:p text:style-name="P5">Prend soin de te mettre un bandeau ;</text:p>
      <text:p text:style-name="P5">Il ne faut pas que ton flambeau,</text:p>
      <text:p text:style-name="P5"><text:span text:style-name="_3c_pb_3e_"><text:span text:style-name="T2">[</text:span></text:span><text:span text:style-name="_3c_pb_3e_"><text:span text:style-name="T4">1</text:span></text:span><text:span text:style-name="_3c_pb_3e_"><text:span text:style-name="T1">8</text:span></text:span><text:span text:style-name="_3c_pb_3e_"><text:span text:style-name="T2">]</text:span></text:span>Quelque fois de trop près t’éclaire.</text:p>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_3c_label_3e_" style:display-name="&lt;label&gt;" style:family="paragraph" style:parent-style-name="Standard">
      <style:paragraph-properties fo:margin-left="1cm" fo:margin-right="1cm" fo:text-indent="0cm" style:auto-text-indent="false"/>
      <style:text-properties fo:font-style="italic"/>
    </style:style>
    <style:style style:name="_3c_l_3e_" style:display-name="&lt;l&gt;" style:family="paragraph" style:parent-style-name="Standard">
      <style:paragraph-properties fo:text-align="end" style:justify-single-word="false"/>
    </style:style>
    <style:style style:name="_3c_salute_3e_" style:display-name="&lt;salute&gt;" style:family="paragraph" style:parent-style-name="_3c_label_3e_">
      <style:text-properties fo:font-variant="small-caps"/>
    </style:style>
    <style:style style:name="_3c_signed_3e_" style:display-name="&lt;signed&gt;" style:family="paragraph" style:parent-style-name="Standard">
      <style:paragraph-properties fo:text-align="end" style:justify-single-word="false"/>
      <style:text-properties fo:font-style="italic"/>
    </style:style>
    <style:style style:name="_3c_pb_3e_" style:display-name="&lt;pb&gt;" style:family="text">
      <style:text-properties fo:color="#ff3333" style:text-position="sub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19-10-09T11:15:47.07</meta:creation-date>
    <dc:date>2020-07-13T15:17:00.465863289</dc:date>
    <meta:editing-duration>PT1H25M29S</meta:editing-duration>
    <meta:editing-cycles>7</meta:editing-cycles>
    <meta:generator>LibreOffice/6.3.5.2$Linux_X86_64 LibreOffice_project/30$Build-2</meta:generator>
    <meta:document-statistic meta:table-count="0" meta:image-count="0" meta:object-count="0" meta:page-count="2" meta:paragraph-count="82" meta:word-count="584" meta:character-count="3472" meta:non-whitespace-character-count="2970"/>
  </office:meta>
</office:document-meta>
</file>